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180000001866DFBECE3802A18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cccccc" draw:opacity="50%" draw:textarea-horizontal-align="justify" draw:textarea-vertical-align="middle" draw:auto-grow-height="false" fo:min-height="49.716cm" fo:min-width="21.466cm" fo:padding-top="0.142cm" fo:padding-bottom="0.142cm" fo:padding-left="0.267cm" fo:padding-right="0.267cm"/>
    </style:style>
    <style:style style:name="gr3" style:family="graphic" style:parent-style-name="standard">
      <style:graphic-properties draw:marker-start="" draw:fill="solid" draw:fill-color="#ffff99" draw:opacity="100%" draw:textarea-horizontal-align="justify" draw:textarea-vertical-align="middle" draw:auto-grow-height="false" fo:min-height="0.75cm" fo:min-width="9.5cm"/>
    </style:style>
    <style:style style:name="gr4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0.75cm" fo:min-width="4.1cm"/>
    </style:style>
    <style:style style:name="gr5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0.75cm" fo:min-width="4.5cm"/>
    </style:style>
    <style:style style:name="gr6" style:family="graphic" style:parent-style-name="standard">
      <style:graphic-properties svg:stroke-width="0.053cm" svg:stroke-color="#009900" draw:marker-start="" draw:marker-start-width="0.28cm" draw:marker-end="Arrow" draw:marker-end-width="0.28cm" draw:textarea-vertical-align="top" fo:padding-top="0.152cm" fo:padding-bottom="0.152cm" fo:padding-left="0.277cm" fo:padding-right="0.277cm"/>
    </style:style>
    <style:style style:name="gr7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0.75cm" fo:min-width="2.5cm"/>
    </style:style>
    <style:style style:name="gr9" style:family="graphic" style:parent-style-name="objectwithoutfill">
      <style:graphic-properties draw:marker-start="" draw:marker-end="Arrow" draw:marker-end-width="0.3cm" draw:fill="none" draw:textarea-vertical-align="top"/>
    </style:style>
    <style:style style:name="gr10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0.75cm" fo:min-width="3.9cm"/>
    </style:style>
    <style:style style:name="gr11" style:family="graphic" style:parent-style-name="objectwithoutfill">
      <style:graphic-properties svg:stroke-width="0.053cm" svg:stroke-color="#ff3333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marker-start="" draw:fill="solid" draw:fill-color="#ffff99" draw:opacity="100%" draw:textarea-horizontal-align="justify" draw:textarea-vertical-align="middle" draw:auto-grow-height="false" fo:min-height="0.74cm" fo:min-width="10.5cm"/>
    </style:style>
    <style:style style:name="gr13" style:family="graphic" style:parent-style-name="objectwithoutfill">
      <style:graphic-properties svg:stroke-width="0.053cm" svg:stroke-color="#006600" draw:marker-start="" draw:marker-start-width="0.279cm" draw:marker-end="Arrow" draw:marker-end-width="0.379cm" draw:fill="none" draw:textarea-vertical-align="top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6600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marker-start="" draw:fill="solid" draw:fill-color="#ffff99" draw:opacity="100%" draw:textarea-horizontal-align="justify" draw:textarea-vertical-align="middle" draw:auto-grow-height="false" fo:min-height="1.86cm" fo:min-width="9.5cm"/>
    </style:style>
    <style:style style:name="gr16" style:family="graphic" style:parent-style-name="objectwithoutfill">
      <style:graphic-properties draw:marker-start="" draw:marker-end="Arrow" draw:marker-end-width="0.3cm" draw:fill="none" draw:textarea-vertical-align="top"/>
    </style:style>
    <style:style style:name="gr17" style:family="graphic" style:parent-style-name="standard" style:list-style-name="L1">
      <style:graphic-properties draw:fill="none" draw:textarea-horizontal-align="justify" draw:textarea-vertical-align="middle" draw:auto-grow-height="false" fo:min-height="1.556cm" fo:min-width="3.306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25cm" fo:min-width="1cm"/>
    </style:style>
    <style:style style:name="gr19" style:family="graphic" style:parent-style-name="standard" style:list-style-name="L1">
      <style:graphic-properties draw:fill="none" draw:textarea-horizontal-align="justify" draw:textarea-vertical-align="middle" draw:auto-grow-height="false" fo:min-height="1.25cm" fo:min-width="1cm"/>
    </style:style>
    <style:style style:name="gr20" style:family="graphic" style:parent-style-name="objectwithoutfill">
      <style:graphic-properties svg:stroke-width="0.053cm" svg:stroke-color="#ff3333" draw:marker-start="" draw:marker-start-width="0.279cm" draw:marker-end="Arrow" draw:marker-end-width="0.379cm" draw:fill="none" draw:textarea-vertical-align="top" fo:padding-top="0.151cm" fo:padding-bottom="0.151cm" fo:padding-left="0.276cm" fo:padding-right="0.276cm"/>
    </style:style>
    <style:style style:name="gr21" style:family="graphic" style:parent-style-name="standard">
      <style:graphic-properties draw:marker-start="" draw:fill="solid" draw:fill-color="#ffff99" draw:opacity="100%" draw:textarea-horizontal-align="justify" draw:textarea-vertical-align="middle" draw:auto-grow-height="false" fo:min-height="0.95cm" fo:min-width="7.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4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578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0066cc" draw:opacity="50%" draw:textarea-horizontal-align="justify" draw:textarea-vertical-align="middle" draw:auto-grow-height="false" fo:min-height="0.716cm" fo:min-width="21.4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cccccc" draw:opacity="50%"/>
      <style:paragraph-properties fo:text-align="center"/>
    </style:style>
    <style:style style:name="P4" style:family="paragraph">
      <loext:graphic-properties draw:fill="solid" draw:fill-color="#ffff99" draw:opacity="100%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cfe7f5" draw:opacity="100%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color="#006600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text-properties fo:color="#ff3333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solid" draw:fill-color="#0066cc" draw:opacity="5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bold" style:font-size-asian="12pt" style:font-weight-asian="bold" style:font-size-complex="12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66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333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66DFBECE3802A182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66DFBECE3802A182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66DFBECE3802A182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66DFBECE3802A182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66DFBECE3802A182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66DFBECE3802A182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66DFBECE3802A182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66DFBECE3802A182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66DFBECE3802A182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66DFBECE3802A182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9cm" svg:height="1cm" svg:x="11.5cm" svg:y="1cm">
          <draw:text-box>
            <text:p text:style-name="P1"><text:span text:style-name="T1">Блок-схема для скважных приборов СЦ ЯМБУРГ</text:span></text:p>
          </draw:text-box>
        </draw:frame>
        <draw:custom-shape draw:style-name="gr2" draw:text-style-name="P3" draw:layer="layout" svg:width="22cm" svg:height="50cm" svg:x="10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10cm" svg:height="1cm" svg:x="20cm" svg:y="24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>Принять оборудования от:</text:span></text:p>
          <text:p text:style-name="P1"><text:span text:style-name="T3">[Персонал]Иванов → [Участок СЦ]/Ремонт ЯМБУР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" draw:id="id2" draw:layer="layout" svg:width="4.6cm" svg:height="1cm" svg:x="17.4cm" svg:y="8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/></text:p>
          <text:list text:style-name="L2">
            <text:list-item>
              <text:p text:style-name="P5"><text:span text:style-name="T2">Сделать отметку(и) о </text:span></text:p>
              <text:p text:style-name="P5"><text:span text:style-name="T2">выполнении ГИС</text:span></text:p>
              <text:p text:style-name="P5"><text:span text:style-name="T2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9" draw:id="id19" draw:layer="layout" svg:width="5cm" svg:height="1cm" svg:x="17cm" svg:y="15.96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/></text:p>
          <text:list text:style-name="L2">
            <text:list-item>
              <text:p text:style-name="P5"><text:span text:style-name="T4">Изменить примечание</text:span></text:p>
              <text:p text:style-name="P5"><text:span text:style-name="T2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23.5cm" svg:y1="8.5cm" svg:x2="22cm" svg:y2="8.5cm" draw:start-shape="id1" draw:start-glue-point="5" draw:end-shape="id2" draw:end-glue-point="1" svg:d="M23500 8500h-1500" svg:viewBox="0 0 1501 1">
          <text:p/>
        </draw:connector>
        <draw:connector draw:style-name="gr7" draw:text-style-name="P8" draw:layer="layout" draw:line-skew="0.62cm" svg:x1="19.8cm" svg:y1="13cm" svg:x2="25cm" svg:y2="14.96cm" draw:start-shape="id3" draw:start-glue-point="2" draw:end-shape="id4" draw:end-glue-point="4" svg:d="M19800 13000v1600h5200v360" svg:viewBox="0 0 5201 1961">
          <text:p/>
        </draw:connector>
        <draw:custom-shape draw:style-name="gr8" draw:text-style-name="P6" xml:id="id10" draw:id="id10" draw:layer="layout" svg:width="3cm" svg:height="1cm" svg:x="19cm" svg:y="27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/></text:p>
          <text:list text:style-name="L2">
            <text:list-item>
              <text:p text:style-name="P5"><text:span text:style-name="T4">Ремонт</text:span></text:p>
              <text:p text:style-name="P5"><text:span text:style-name="T2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2" draw:id="id12" draw:layer="layout" svg:width="5cm" svg:height="1cm" svg:x="17cm" svg:y="35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/></text:p>
          <text:list text:style-name="L2">
            <text:list-item>
              <text:p text:style-name="P5"><text:span text:style-name="T4">Обслуживание после ГИС</text:span></text:p>
              <text:p text:style-name="P5"><text:span text:style-name="T2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4" draw:id="id14" draw:layer="layout" svg:width="5cm" svg:height="1cm" svg:x="17cm" svg:y="31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/></text:p>
          <text:list text:style-name="L2">
            <text:list-item>
              <text:p text:style-name="P5"><text:span text:style-name="T4">Профилактика</text:span></text:p>
              <text:p text:style-name="P5"><text:span text:style-name="T2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9" draw:id="id9" draw:layer="layout" svg:width="3cm" svg:height="1cm" svg:x="23.5cm" svg:y="38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/></text:p>
          <text:list text:style-name="L2">
            <text:list-item>
              <text:p text:style-name="P5"><text:span text:style-name="T4">Проверка</text:span></text:p>
              <text:p text:style-name="P5"><text:span text:style-name="T2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5" draw:id="id15" draw:layer="layout" svg:width="5cm" svg:height="1cm" svg:x="17cm" svg:y="41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/></text:p>
          <text:list text:style-name="L2">
            <text:list-item>
              <text:p text:style-name="P5"><text:span text:style-name="T4">Указать особенность</text:span></text:p>
              <text:p text:style-name="P5"><text:span text:style-name="T2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svg:x1="25cm" svg:y1="25cm" svg:x2="25cm" svg:y2="26cm" draw:start-shape="id5" draw:start-glue-point="2" draw:end-shape="id6" draw:end-glue-point="4" svg:d="M25000 25000v1000" svg:viewBox="0 0 1 1001">
          <text:p/>
        </draw:connector>
        <draw:custom-shape draw:style-name="gr10" draw:text-style-name="P6" xml:id="id3" draw:id="id3" draw:layer="layout" svg:width="4.4cm" svg:height="1cm" svg:x="17.6cm" svg:y="12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/></text:p>
          <text:list text:style-name="L2">
            <text:list-item>
              <text:p text:style-name="P5"><text:span text:style-name="T2">Сделать отметку об </text:span></text:p>
              <text:p text:style-name="P5"><text:span text:style-name="T2">отказе (при ГИС)</text:span></text:p>
              <text:p text:style-name="P5"><text:span text:style-name="T2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line-skew="0.7cm" svg:x1="19.7cm" svg:y1="9cm" svg:x2="25cm" svg:y2="11cm" draw:start-shape="id2" draw:start-glue-point="2" draw:end-shape="id7" draw:end-glue-point="4" svg:d="M19700 9000v1700h5300v300" svg:viewBox="0 0 5301 2001">
          <text:p/>
        </draw:connector>
        <draw:connector draw:style-name="gr11" draw:text-style-name="P8" draw:layer="layout" draw:line-skew="0cm 4.201cm" svg:x1="26.5cm" svg:y1="35.5cm" svg:x2="25cm" svg:y2="38cm" draw:start-shape="id8" draw:start-glue-point="7" draw:end-shape="id9" draw:end-glue-point="0" svg:d="M26500 35500h502v2200h-2002v300" svg:viewBox="0 0 2003 2501">
          <text:p/>
        </draw:connector>
        <draw:custom-shape draw:style-name="gr12" draw:text-style-name="P4" xml:id="id16" draw:id="id16" draw:layer="layout" svg:width="11cm" svg:height="0.99cm" svg:x="19.5cm" svg:y="48.3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/></text:p>
          <text:p text:style-name="P1"><text:span text:style-name="T2">Переместить оборудование</text:span></text:p>
          <text:p text:style-name="P1"><text:span text:style-name="T3">[Участок СЦ]/Ремонт ЯМБУРГ <text:s/>→ [Участок СЦ]Пункт выдачи</text:span></text:p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draw:line-skew="0.7cm" svg:x1="20.5cm" svg:y1="28cm" svg:x2="25cm" svg:y2="30cm" draw:start-shape="id10" draw:start-glue-point="2" draw:end-shape="id11" draw:end-glue-point="4" svg:d="M20500 28000v1700h4500v300" svg:viewBox="0 0 4501 2001">
          <text:p/>
        </draw:connector>
        <draw:connector draw:style-name="gr7" draw:text-style-name="P8" draw:layer="layout" draw:line-skew="1.8cm" svg:x1="19.5cm" svg:y1="36cm" svg:x2="25cm" svg:y2="40cm" draw:start-shape="id12" draw:start-glue-point="2" draw:end-shape="id13" draw:end-glue-point="4" svg:d="M19500 36000v3800h5500v200" svg:viewBox="0 0 5501 4001">
          <text:p/>
        </draw:connector>
        <draw:connector draw:style-name="gr7" draw:text-style-name="P8" draw:layer="layout" svg:x1="25cm" svg:y1="39cm" svg:x2="25cm" svg:y2="40cm" draw:start-shape="id9" draw:start-glue-point="2" draw:end-shape="id13" svg:d="M25000 39000v1000" svg:viewBox="0 0 1 1001">
          <text:p/>
        </draw:connector>
        <draw:connector draw:style-name="gr13" draw:text-style-name="P9" draw:layer="layout" svg:x1="23.5cm" svg:y1="31.5cm" svg:x2="22cm" svg:y2="31.5cm" draw:start-shape="id11" draw:start-glue-point="5" draw:end-shape="id14" draw:end-glue-point="1" svg:d="M23500 31500h-1500" svg:viewBox="0 0 1501 1">
          <text:p/>
        </draw:connector>
        <draw:connector draw:style-name="gr14" draw:text-style-name="P9" draw:layer="layout" svg:x1="23.5cm" svg:y1="41.5cm" svg:x2="22cm" svg:y2="41.5cm" draw:start-shape="id13" draw:start-glue-point="5" draw:end-shape="id15" draw:end-glue-point="1" svg:d="M23500 41500h-1500" svg:viewBox="0 0 1501 1">
          <text:p/>
        </draw:connector>
        <draw:custom-shape draw:style-name="gr15" draw:text-style-name="P4" xml:id="id17" draw:id="id17" draw:layer="layout" svg:width="10cm" svg:height="2.11cm" svg:x="20cm" svg:y="50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>Передать оборудование </text:span></text:p>
          <text:p text:style-name="P1"><text:span text:style-name="T2">для транспортировки или выполнения ГИС</text:span></text:p>
          <text:p text:style-name="P1"><text:span text:style-name="T3">[Участок СЦ]Пункт выдачи → </text:span><text:span text:style-name="T5">/[Персонал]Сидор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9" draw:layer="layout" svg:x1="25cm" svg:y1="49.29cm" svg:x2="25cm" svg:y2="50cm" draw:start-shape="id16" draw:start-glue-point="2" draw:end-shape="id17" svg:d="M25000 49290v710" svg:viewBox="0 0 1 711">
          <text:p text:style-name="P1"><text:span text:style-name="T6"/></text:p>
          <text:p text:style-name="P1"><text:span text:style-name="T6"/></text:p>
        </draw:connector>
        <draw:connector draw:style-name="gr16" draw:text-style-name="P9" draw:layer="layout" draw:line-skew="0.7cm" svg:x1="19.5cm" svg:y1="32cm" svg:x2="25cm" svg:y2="34cm" draw:start-shape="id14" draw:end-shape="id8" draw:end-glue-point="4" svg:d="M19500 32000v1700h5500v300" svg:viewBox="0 0 5501 2001">
          <text:p text:style-name="P1"><text:span text:style-name="T6"/></text:p>
          <text:p text:style-name="P1"><text:span text:style-name="T6"/></text:p>
        </draw:connector>
        <draw:custom-shape draw:style-name="gr17" draw:text-style-name="P11" xml:id="id18" draw:id="id18" draw:layer="layout" svg:width="4cm" svg:height="2cm" svg:x="23cm" svg:y="4cm">
          <text:p text:style-name="P10"><text:span text:style-name="T6">Поступило </text:span></text:p>
          <text:p text:style-name="P1"><text:span text:style-name="T6">Оборудование от:</text:span></text:p>
          <text:p text:style-name="P1"><text:span text:style-name="T7">/[Персонал]</text:span><text:span text:style-name="T8">Иван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xml:id="id1" draw:id="id1" draw:layer="layout" svg:width="3cm" svg:height="3cm" svg:x="23.5cm" svg:y="7cm">
          <text:p text:style-name="P1"><text:span text:style-name="T6">Использован </text:span></text:p>
          <text:p text:style-name="P1"><text:span text:style-name="T6">при </text:span></text:p>
          <text:p text:style-name="P1"><text:span text:style-name="T6">выполнении </text:span></text:p>
          <text:p text:style-name="P1"><text:span text:style-name="T6">ГИС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9" xml:id="id7" draw:id="id7" draw:layer="layout" svg:width="3cm" svg:height="3cm" svg:x="23.5cm" svg:y="11cm">
          <text:p text:style-name="P1"><text:span text:style-name="T6">Поломка </text:span></text:p>
          <text:p text:style-name="P1"><text:span text:style-name="T6">оборудовани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9" xml:id="id6" draw:id="id6" draw:layer="layout" svg:width="3cm" svg:height="3cm" svg:x="23.5cm" svg:y="26cm">
          <text:p text:style-name="P1"><text:span text:style-name="T6">Требуется</text:span></text:p>
          <text:p text:style-name="P1"><text:span text:style-name="T6">ремонт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9" xml:id="id8" draw:id="id8" draw:layer="layout" svg:width="3cm" svg:height="3cm" svg:x="23.5cm" svg:y="34cm">
          <text:p text:style-name="P1"><text:span text:style-name="T6">Требуется</text:span></text:p>
          <text:p text:style-name="P1"><text:span text:style-name="T6">обслуживание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8" draw:layer="layout" svg:x1="23.5cm" svg:y1="35.5cm" svg:x2="22cm" svg:y2="35.5cm" draw:start-shape="id8" draw:start-glue-point="5" draw:end-shape="id12" svg:d="M23500 35500h-1500" svg:viewBox="0 0 1501 1">
          <text:p/>
        </draw:connector>
        <draw:custom-shape draw:style-name="gr19" draw:text-style-name="P12" xml:id="id11" draw:id="id11" draw:layer="layout" svg:width="3cm" svg:height="3cm" svg:x="23.5cm" svg:y="30cm">
          <text:p text:style-name="P10"><text:span text:style-name="T6">Истек период </text:span></text:p>
          <text:p text:style-name="P1"><text:span text:style-name="T6">Профилактики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8" draw:layer="layout" draw:line-skew="0cm 4.201cm" svg:x1="26.5cm" svg:y1="31.5cm" svg:x2="25cm" svg:y2="34cm" draw:start-shape="id11" draw:start-glue-point="7" draw:end-shape="id8" draw:end-glue-point="4" svg:d="M26500 31500h502v2200h-2002v300" svg:viewBox="0 0 2003 2501">
          <text:p/>
        </draw:connector>
        <draw:custom-shape draw:style-name="gr18" draw:text-style-name="P9" xml:id="id13" draw:id="id13" draw:layer="layout" svg:width="3cm" svg:height="3cm" svg:x="23.5cm" svg:y="40cm">
          <text:p text:style-name="P1"><text:span text:style-name="T6">Есть </text:span></text:p>
          <text:p text:style-name="P1"><text:span text:style-name="T6">особенности </text:span></text:p>
          <text:p text:style-name="P1"><text:span text:style-name="T6">функционировани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9" draw:layer="layout" draw:line-skew="0cm 0.399cm" svg:x1="25cm" svg:y1="52.11cm" svg:x2="27cm" svg:y2="5cm" draw:start-shape="id17" draw:start-glue-point="2" draw:end-shape="id18" draw:end-glue-point="1" svg:d="M25000 52110v501h5900v-47611h-3900" svg:viewBox="0 0 5901 47612">
          <text:p text:style-name="P1"><text:span text:style-name="T6"/></text:p>
          <text:p text:style-name="P1"><text:span text:style-name="T6"/></text:p>
        </draw:connector>
        <draw:custom-shape draw:style-name="gr18" draw:text-style-name="P9" xml:id="id4" draw:id="id4" draw:layer="layout" svg:width="3cm" svg:height="3cm" svg:x="23.5cm" svg:y="14.96cm">
          <text:p text:style-name="P1"><text:span text:style-name="T6">Имеются </text:span></text:p>
          <text:p text:style-name="P1"><text:span text:style-name="T6">замечания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13" draw:layer="layout" draw:line-skew="0cm 4.201cm" svg:x1="26.5cm" svg:y1="8.5cm" svg:x2="25cm" svg:y2="11cm" draw:start-shape="id1" draw:start-glue-point="7" draw:end-shape="id7" draw:end-glue-point="4" svg:d="M26500 8500h502v2200h-2002v300" svg:viewBox="0 0 2003 2501">
          <text:p/>
        </draw:connector>
        <draw:connector draw:style-name="gr6" draw:text-style-name="P7" draw:layer="layout" svg:x1="23.5cm" svg:y1="16.46cm" svg:x2="22cm" svg:y2="16.46cm" draw:start-shape="id4" draw:start-glue-point="5" draw:end-shape="id19" draw:end-glue-point="1" svg:d="M23500 16460h-1500" svg:viewBox="0 0 1501 1">
          <text:p/>
        </draw:connector>
        <draw:connector draw:style-name="gr20" draw:text-style-name="P14" draw:layer="layout" draw:line-skew="0cm 0.219cm" svg:x1="26.5cm" svg:y1="16.46cm" svg:x2="25cm" svg:y2="19cm" draw:start-shape="id4" draw:start-glue-point="7" draw:end-shape="id20" draw:end-glue-point="4" svg:d="M26500 16460h502v2240h-2002v300" svg:viewBox="0 0 2003 2541">
          <text:p/>
        </draw:connector>
        <draw:connector draw:style-name="gr7" draw:text-style-name="P8" draw:layer="layout" svg:x1="25cm" svg:y1="6cm" svg:x2="25cm" svg:y2="7cm" draw:start-shape="id18" draw:start-glue-point="2" draw:end-shape="id1" draw:end-glue-point="4" svg:d="M25000 6000v1000" svg:viewBox="0 0 1 1001">
          <text:p/>
        </draw:connector>
        <draw:connector draw:style-name="gr7" draw:text-style-name="P8" draw:layer="layout" draw:line-skew="0.72cm" svg:x1="19.5cm" svg:y1="16.96cm" svg:x2="25cm" svg:y2="19cm" draw:start-shape="id19" draw:start-glue-point="2" draw:end-shape="id20" draw:end-glue-point="4" svg:d="M19500 16960v1740h5500v300" svg:viewBox="0 0 5501 2041">
          <text:p/>
        </draw:connector>
        <draw:connector draw:style-name="gr6" draw:text-style-name="P7" draw:layer="layout" svg:x1="23.5cm" svg:y1="12.5cm" svg:x2="22cm" svg:y2="12.5cm" draw:start-shape="id7" draw:start-glue-point="5" draw:end-shape="id3" draw:end-glue-point="1" svg:d="M23500 12500h-1500" svg:viewBox="0 0 1501 1">
          <text:p/>
        </draw:connector>
        <draw:connector draw:style-name="gr20" draw:text-style-name="P13" draw:layer="layout" draw:line-skew="0cm 4.101cm" svg:x1="26.5cm" svg:y1="12.5cm" svg:x2="25cm" svg:y2="14.96cm" draw:start-shape="id7" draw:start-glue-point="7" draw:end-shape="id4" draw:end-glue-point="4" svg:d="M26500 12500h502v2100h-2002v360" svg:viewBox="0 0 2003 2461">
          <text:p/>
        </draw:connector>
        <draw:custom-shape draw:style-name="gr21" draw:text-style-name="P4" xml:id="id21" draw:id="id21" draw:layer="layout" svg:width="8cm" svg:height="1.2cm" svg:x="14cm" svg:y="20.4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>Переместить оборудование</text:span></text:p>
          <text:p text:style-name="P1"><text:span text:style-name="T2">От одного сотрудника другому:</text:span></text:p>
          <text:p text:style-name="P1"><text:span text:style-name="T8">/[Персонал]Иванов → </text:span><text:span text:style-name="T5">/[Персонал]Петр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20" draw:id="id20" draw:layer="layout" svg:width="4cm" svg:height="4cm" svg:x="23cm" svg:y="19cm">
          <text:p text:style-name="P1"><text:span text:style-name="T6">Оборудование </text:span></text:p>
          <text:p text:style-name="P1"><text:span text:style-name="T6">передано </text:span></text:p>
          <text:p text:style-name="P1"><text:span text:style-name="T6">другому </text:span></text:p>
          <text:p text:style-name="P1"><text:span text:style-name="T6">сотруднику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5" draw:layer="layout" svg:width="0.921cm" svg:height="0.645cm" svg:x="22.779cm" svg:y="7.955cm">
          <draw:text-box>
            <text:p><text:span text:style-name="T9">да</text:span></text:p>
          </draw:text-box>
        </draw:frame>
        <draw:frame draw:style-name="gr24" draw:text-style-name="P16" draw:layer="layout" svg:width="1.078cm" svg:height="0.645cm" svg:x="26.3cm" svg:y="7.955cm">
          <draw:text-box>
            <text:p><text:span text:style-name="T10">нет</text:span></text:p>
          </draw:text-box>
        </draw:frame>
        <draw:connector draw:style-name="gr20" draw:text-style-name="P13" draw:layer="layout" draw:line-skew="0cm 5.201cm" svg:x1="27cm" svg:y1="21cm" svg:x2="25cm" svg:y2="24cm" draw:start-shape="id20" draw:start-glue-point="7" draw:end-shape="id5" draw:end-glue-point="0" svg:d="M27000 21000h3501v2700h-5501v300" svg:viewBox="0 0 5502 3001">
          <text:p/>
        </draw:connector>
        <draw:connector draw:style-name="gr6" draw:text-style-name="P7" draw:layer="layout" svg:x1="23cm" svg:y1="21cm" svg:x2="22cm" svg:y2="21cm" draw:start-shape="id20" draw:start-glue-point="5" draw:end-shape="id21" svg:d="M23000 21000h-1000" svg:viewBox="0 0 1001 1">
          <text:p/>
        </draw:connector>
        <draw:connector draw:style-name="gr7" draw:text-style-name="P8" draw:layer="layout" svg:x1="14cm" svg:y1="21cm" svg:x2="23cm" svg:y2="5cm" draw:start-shape="id21" draw:start-glue-point="3" draw:end-shape="id18" draw:end-glue-point="3" svg:d="M14000 21000h-501v-16000h9501" svg:viewBox="0 0 9502 16001">
          <text:p/>
        </draw:connector>
        <draw:connector draw:style-name="gr6" draw:text-style-name="P7" draw:layer="layout" svg:x1="23.5cm" svg:y1="27.5cm" svg:x2="22cm" svg:y2="27.5cm" draw:start-shape="id6" draw:start-glue-point="5" draw:end-shape="id10" draw:end-glue-point="1" svg:d="M23500 27500h-1500" svg:viewBox="0 0 1501 1">
          <text:p/>
        </draw:connector>
        <draw:connector draw:style-name="gr20" draw:text-style-name="P13" draw:layer="layout" draw:line-skew="0cm 4.201cm" svg:x1="26.5cm" svg:y1="27.5cm" svg:x2="25cm" svg:y2="30cm" draw:start-shape="id6" draw:start-glue-point="7" draw:end-shape="id11" draw:end-glue-point="4" svg:d="M26500 27500h502v2200h-2002v300" svg:viewBox="0 0 2003 2501">
          <text:p/>
        </draw:connector>
        <draw:connector draw:style-name="gr11" draw:text-style-name="P8" draw:layer="layout" draw:line-skew="0cm 4.201cm" svg:x1="26.5cm" svg:y1="41.5cm" svg:x2="25cm" svg:y2="44cm" draw:start-shape="id13" draw:start-glue-point="7" draw:end-shape="id22" draw:end-glue-point="4" svg:d="M26500 41500h561v2200h-2061v300" svg:viewBox="0 0 2062 2501">
          <text:p/>
        </draw:connector>
        <draw:custom-shape draw:style-name="gr5" draw:text-style-name="P6" xml:id="id23" draw:id="id23" draw:layer="layout" svg:width="5cm" svg:height="1cm" svg:x="17cm" svg:y="45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1"><text:span text:style-name="T2"/></text:p>
          <text:list text:style-name="L2">
            <text:list-item>
              <text:p text:style-name="P5"><text:span text:style-name="T4">Изменить примечание</text:span></text:p>
              <text:p text:style-name="P5"><text:span text:style-name="T2"/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xml:id="id22" draw:id="id22" draw:layer="layout" svg:width="3cm" svg:height="3cm" svg:x="23.5cm" svg:y="44cm">
          <text:p text:style-name="P1"><text:span text:style-name="T6">Имеются </text:span></text:p>
          <text:p text:style-name="P1"><text:span text:style-name="T6">замечания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svg:x1="23.5cm" svg:y1="45.5cm" svg:x2="22cm" svg:y2="45.5cm" draw:start-shape="id22" draw:start-glue-point="5" draw:end-shape="id23" draw:end-glue-point="1" svg:d="M23500 45500h-1500" svg:viewBox="0 0 1501 1">
          <text:p/>
        </draw:connector>
        <draw:connector draw:style-name="gr20" draw:text-style-name="P14" draw:layer="layout" draw:line-skew="0cm 0.349cm" svg:x1="26.5cm" svg:y1="45.5cm" svg:x2="25cm" svg:y2="48.3cm" draw:start-shape="id22" draw:start-glue-point="7" draw:end-shape="id16" draw:end-glue-point="0" svg:d="M26500 45500h502v2500h-2002v300" svg:viewBox="0 0 2003 2801">
          <text:p/>
        </draw:connector>
        <draw:connector draw:style-name="gr7" draw:text-style-name="P8" draw:layer="layout" draw:line-skew="0.85cm" svg:x1="19.5cm" svg:y1="46cm" svg:x2="25cm" svg:y2="48.3cm" draw:start-shape="id23" draw:start-glue-point="2" draw:end-shape="id16" svg:d="M19500 46000v2000h5500v300" svg:viewBox="0 0 5501 2301">
          <text:p/>
        </draw:connector>
        <draw:connector draw:style-name="gr7" draw:text-style-name="P8" draw:layer="layout" draw:line-skew="0.7cm" svg:x1="19.5cm" svg:y1="42cm" svg:x2="25cm" svg:y2="44cm" draw:start-shape="id15" draw:start-glue-point="2" draw:end-shape="id22" draw:end-glue-point="4" svg:d="M19500 42000v1700h5500v300" svg:viewBox="0 0 5501 2001">
          <text:p/>
        </draw:connector>
        <draw:custom-shape draw:style-name="gr25" draw:text-style-name="P17" draw:layer="layout" svg:width="22cm" svg:height="1cm" svg:x="10cm" svg:y="2cm">
          <text:p text:style-name="P1">Исполнитель: <text:span text:style-name="T1">инженер по ремонту ГО (Ямбург)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22cm" svg:height="1cm" svg:x="10cm" svg:y="53cm">
          <text:p text:style-name="P1">Исполнитель: <text:span text:style-name="T1">инженер по ремонту ГО (Ямбург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3465a4" draw:marker-end="Arrow" draw:fill="none" draw:fill-gradient-name="Gradient_20_8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8-06-26T21:08:43.032000000</dc:date>
    <meta:editing-duration>P2DT23H50M43S</meta:editing-duration>
    <meta:editing-cycles>74</meta:editing-cycles>
    <meta:generator>LibreOffice/6.0.4.2$Windows_X86_64 LibreOffice_project/9b0d9b32d5dcda91d2f1a96dc04c645c450872bf</meta:generator>
    <meta:document-statistic meta:object-count="61"/>
  </office:meta>
</office:document-meta>
</file>